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f8c"/>
    </style:style>
    <style:style style:name="P2" style:family="paragraph" style:parent-style-name="Standard">
      <style:paragraph-properties fo:text-align="start" style:justify-single-word="false"/>
      <style:text-properties officeooo:paragraph-rsid="001aef8c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ef8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ef8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ef8c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ef8c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ef8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ef8c"/>
    </style:style>
    <style:style style:name="P10" style:family="paragraph" style:parent-style-name="Table_20_Contents">
      <style:paragraph-properties fo:text-align="center" style:justify-single-word="false"/>
      <style:text-properties officeooo:paragraph-rsid="001aef8c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ef8c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ef8c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ef8c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eaf6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ef8c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T9" style:family="text">
      <style:text-properties officeooo:rsid="001fc5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3485791106910286540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110307686218397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10307280463737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10307050634732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10307778554951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10307642968452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10307639197886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10307457899216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110307214899607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110307131428485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110306803726862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110306873653618" text:continue-numbering="true" text:style-name="L1">
        <text:list-header>
          <text:p text:style-name="P12"/>
        </text:list-header>
        <text:list-item>
          <text:p text:style-name="P12">A <text:span text:style-name="T9">bicyclist</text:span>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110306336702762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110308118472169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110307269646477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10306407039616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10307829967817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3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0840562808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08321861511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F868BCE13C90CBC9.png" xlink:type="simple" xlink:show="embed" xlink:actuate="onLoad"/></draw:frame> <text:s text:c="20"/>Name:<text:tab/><text:tab/><text:date style:data-style-name="N37" text:date-value="2018-03-20T11:03:06.286516184" text:date-adjust="PT24H00M00S">03/2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1249391</meta:creation-date>
    <meta:editing-duration>PT8M24S</meta:editing-duration>
    <meta:editing-cycles>7</meta:editing-cycles>
    <meta:generator>LibreOffice/5.2.7.2$Linux_X86_64 LibreOffice_project/20$Build-2</meta:generator>
    <dc:date>2018-03-20T11:03:06.210533827</dc:date>
    <meta:document-statistic meta:table-count="2" meta:image-count="2" meta:object-count="4" meta:page-count="2" meta:paragraph-count="33" meta:word-count="271" meta:character-count="1421" meta:non-whitespace-character-count="114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